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1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485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78.0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" table:default-cell-style-name="ce2"/>
        <table:table-column table:style-name="co5" table:default-cell-style-name="ce2"/>
        <table:table-column table:style-name="co4" table:number-columns-repeated="100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Strengths and weaknesses of approaches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2">
          <table:table-cell office:value-type="string" calcext:value-type="string">
            <text:p>Repair techniques that create a more generalizable patches are better as a whole</text:p>
          </table:table-cell>
          <table:table-cell table:number-columns-repeated="2"/>
          <table:table-cell office:value-type="string" calcext:value-type="string">
            <text:p>Search based / Semantic ba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Prog</text:p>
          </table:table-cell>
          <table:table-cell table:number-columns-repeated="2"/>
          <table:table-cell office:value-type="string" calcext:value-type="string">
            <text:p>Search base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Well-know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oes not require formal specifications, program annotations, or special coding practic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arches for program variants that retain functionalit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office:value-type="string" calcext:value-type="string">
            <text:p>4% Precis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oid bugs by deleting functionalit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phet / HistoricalFix</text:p>
          </table:table-cell>
          <table:table-cell/>
          <table:table-cell office:value-type="string" calcext:value-type="string">
            <text:p>Rank patches using models learned from existing patches</text:p>
          </table:table-cell>
          <table:table-cell office:value-type="string" calcext:value-type="string">
            <text:p>Search base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Effective at isolating correct patch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office:value-type="string" calcext:value-type="string">
            <text:p>38.5% - 35.7% Precision</text:p>
          </table:table-cell>
          <table:table-cell table:number-columns-repeated="1021"/>
        </table:table-row>
        <table:table-row table:style-name="ro2">
          <table:table-cell table:number-columns-repeated="19"/>
          <table:table-cell office:value-type="string" calcext:value-type="string">
            <text:p><text:s text:c="4332"/>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ntHint</text:p>
          </table:table-cell>
          <table:table-cell/>
          <table:table-cell office:value-type="string" calcext:value-type="string">
            <text:p>Rank patches by their statistical correlation with expected result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fix</text:p>
          </table:table-cell>
          <table:table-cell/>
          <table:table-cell office:value-type="string" calcext:value-type="string">
            <text:p>Semantic – based approach for Java</text:p>
          </table:table-cell>
          <table:table-cell office:value-type="string" calcext:value-type="string">
            <text:p>Semantic base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Ability to repair bugs related to method call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oes not require manual execu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ulti-synthesis eng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utomatically separate error free and buggy execution paths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utomatically extract specificat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calable and efficie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office:value-type="string" calcext:value-type="string">
            <text:p>For bugs that cant be fixed: <text:span text:style-name="T1">Require new code structure: </text:span><text:span text:style-name="T2">else branching statements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quires programmer to select bugs to fix and approve program chang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ot easily availa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ix</text:p>
          </table:table-cell>
          <table:table-cell table:number-columns-repeated="2"/>
          <table:table-cell office:value-type="string" calcext:value-type="string">
            <text:p>Semanitic base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Good scalability in repairing bugs in small and large projec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office:value-type="string" calcext:value-type="string">
            <text:p>Requires users to manually execute program; tedious and error pro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s a single synthesis solver. Only one method of patch gene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GenProg</text:p>
          </table:table-cell>
          <table:table-cell table:number-columns-repeated="2"/>
          <table:table-cell office:value-type="string" calcext:value-type="string">
            <text:p>Search base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rengths</text:p>
          </table:table-cell>
          <table:table-cell office:value-type="string" calcext:value-type="string">
            <text:p>Reimplementation of GenPro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utomatically repairs bug without user confirm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s # of mutations generated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s where bugs we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asily availabi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 Java for Java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eaknesses</text:p>
          </table:table-cell>
          <table:table-cell office:value-type="string" calcext:value-type="string">
            <text:p>Can only fix faults by reusing already-existing program stateme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ue to calculation costs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9:41:47.571056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9:55:07.733801459</meta:creation-date>
    <dc:date>2020-02-25T11:52:32.611957515</dc:date>
    <meta:editing-duration>PT2H56M33S</meta:editing-duration>
    <meta:editing-cycles>21</meta:editing-cycles>
    <meta:generator>LibreOffice/6.0.7.3$Linux_X86_64 LibreOffice_project/00m0$Build-3</meta:generator>
    <meta:document-statistic meta:table-count="1" meta:cell-count="57" meta:object-count="0"/>
  </office:meta>
</office:document-meta>
</file>